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EADME:<text:s text:c="2"/>Anushree Singh</text:span></text:p>
      <text:p text:style-name="P1"><text:span text:style-name="T1">Project 1 Phase 1.</text:span></text:p>
      <text:p text:style-name="P1"><text:span text:style-name="T1">1) Dijkstra.m runs both A* and Dijkstra. </text:span></text:p>
      <text:p text:style-name="P1"><text:span text:style-name="T1">2) extra functions are : updatedcostmap.m, getIndices.m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